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Preformatted_20_Text">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9">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office:automatic-styles>
  <office:body>
    <office:text>
      <text:h text:style-name="Heading_20_1" text:outline-level="1"><text:bookmark-start text:name="operations-on-arrays"/>Operations on Arrays<text:bookmark-end text:name="operations-on-arrays"/></text:h>
      <text:p text:style-name="First_20_paragraph">This lab serves multiple goals:</text:p>
      <text:list text:style-name="L1">
        <text:list-item>
          <text:p text:style-name="P1">To reinforce your understanding of arrays of different datatypes,</text:p>
        </text:list-item>
        <text:list-item>
          <text:p text:style-name="P1">To reinforce your understanding of the <text:span text:style-name="Source_Text">Length</text:span> property of arrays,</text:p>
        </text:list-item>
        <text:list-item>
          <text:p text:style-name="P1">To introduce you to more advanced array manipulations,</text:p>
        </text:list-item>
        <text:list-item>
          <text:p text:style-name="P1">To introduce you to simple algorithms that search for values in two arrays, and</text:p>
        </text:list-item>
        <text:list-item>
          <text:p text:style-name="P1">(Optional) to introduce you to simple algorithms that merge arrays.</text:p>
        </text:list-item>
      </text:list>
      <text:h text:style-name="Heading_20_2" text:outline-level="2"><text:bookmark-start text:name="operations-on-numeric-arrays"/>Operations on Numeric Arrays<text:bookmark-end text:name="operations-on-numeric-arrays"/></text:h>
      <text:p text:style-name="First_20_paragraph">This first part will ask you to declare and initialize an array and then to display, sum, count occurrences, and retrieve information from this array. In the second part, we will assess whether your solution is “universal”, that is, whether it produces correct results with any array.</text:p>
      <text:p text:style-name="Text_20_body">Start by declaring and initializing an <text:span text:style-name="Source_Text">int</text:span> array called <text:span text:style-name="Source_Text">numbers</text:span>:</text:p>
      <text:p text:style-name="P2">int[] numbers = {4, 2, 6, 1, 7, 5, 3, 4, 2, 2, 8, 6, 3, 11, 7, 2, 9, 3, 1, 9, 7};</text:p>
      <text:h text:style-name="Heading_20_3" text:outline-level="3"><text:bookmark-start text:name="displaying-values"/>Displaying Values<text:bookmark-end text:name="displaying-values"/></text:h>
      <text:p text:style-name="First_20_paragraph">After declaring and initializing the <text:span text:style-name="Source_Text">numbers</text:span> array, write statements that do the following:</text:p>
      <text:list text:style-name="L2">
        <text:list-item>
          <text:p text:style-name="P3">Display every value in order, left to right,</text:p>
        </text:list-item>
        <text:list-item>
          <text:p text:style-name="P3">Display every value at an even index (skip odd indices), and</text:p>
        </text:list-item>
        <text:list-item>
          <text:p text:style-name="P3">Display all values that are greater than 5.</text:p>
        </text:list-item>
      </text:list>
      <text:h text:style-name="Heading_20_3" text:outline-level="3"><text:bookmark-start text:name="counting-values"/>Counting Values<text:bookmark-end text:name="counting-values"/></text:h>
      <text:p text:style-name="First_20_paragraph">Next, write statements that do the following:</text:p>
      <text:list text:style-name="L3">
        <text:list-item>
          <text:p text:style-name="P4">Calculate the sum of all numbers in <text:span text:style-name="Source_Text">numbers</text:span>, then display the result. The expected answer is 102.</text:p>
        </text:list-item>
        <text:list-item>
          <text:p text:style-name="P4">Count how many times <text:span text:style-name="Source_Text">7</text:span> occurs in <text:span text:style-name="Source_Text">numbers</text:span>, then display that count. The expected answer is 3.</text:p>
        </text:list-item>
      </text:list>
      <text:h text:style-name="Heading_20_3" text:outline-level="3"><text:bookmark-start text:name="finding-values"/>Finding Values<text:bookmark-end text:name="finding-values"/></text:h>
      <text:p text:style-name="First_20_paragraph">Next, write statements that do the following:</text:p>
      <text:list text:style-name="L4">
        <text:list-item>
          <text:p text:style-name="P5">Find the <text:span text:style-name="T1">index</text:span> of the first <text:span text:style-name="Source_Text">7</text:span>, then display that index. The expected answer is 4, but your statements should be such that if the value is not found, it would display <text:span text:style-name="Source_Text">-1</text:span>.</text:p>
        </text:list-item>
        <text:list-item>
          <text:p text:style-name="P5">Find the greatest value in <text:span text:style-name="Source_Text">numbers</text:span>. The expected answer is 11.</text:p>
        </text:list-item>
      </text:list>
      <text:h text:style-name="Heading_20_3" text:outline-level="3"><text:bookmark-start text:name="evaluate-your-solution-is-it-universal"/>Evaluate Your Solution: Is It Universal?<text:bookmark-end text:name="evaluate-your-solution-is-it-universal"/></text:h>
      <text:p text:style-name="First_20_paragraph">After implementing these methods, and assuming your program obtained the expected answers, <text:span text:style-name="T1">ideally</text:span> the solution still works even if the values in the <text:span text:style-name="Source_Text">numbers</text:span> array change, or even if the array length changes.</text:p>
      <text:p text:style-name="Text_20_body">To test your program, go back to the beginning where you declared the <text:span text:style-name="Source_Text">numbers</text:span> array, then change the initialization so that the new array values are:</text:p>
      <text:p text:style-name="P6">int[] numbers = {55, 92, 12, 90, 37, 18, 6, 20, 80, 18, 46, 19, 65, 68, 18};</text:p>
      <text:p text:style-name="First_20_paragraph">Then re-execute the program.</text:p>
      <text:p text:style-name="Text_20_body">Check that you obtain the expected values:</text:p>
      <text:list text:style-name="L5">
        <text:list-item>
          <text:p text:style-name="P7">the sum should now be <text:span text:style-name="Source_Text">644</text:span></text:p>
        </text:list-item>
        <text:list-item>
          <text:p text:style-name="P7">since <text:span text:style-name="Source_Text">7</text:span> does not occur in the array anymore,</text:p>
          <text:list text:style-name="L6">
            <text:list-item>
              <text:p text:style-name="P8">the count should be <text:span text:style-name="Source_Text">0</text:span></text:p>
            </text:list-item>
            <text:list-item>
              <text:p text:style-name="P8">the first index of <text:span text:style-name="Source_Text">7</text:span> should be <text:span text:style-name="Source_Text">-1</text:span></text:p>
            </text:list-item>
          </text:list>
        </text:list-item>
        <text:list-item>
          <text:p text:style-name="P7">maximum value is now <text:span text:style-name="Source_Text">92</text:span></text:p>
        </text:list-item>
      </text:list>
      <text:h text:style-name="Heading_20_2" text:outline-level="2"><text:bookmark-start text:name="working-with-two-arrays"/>Working With Two Arrays<text:bookmark-end text:name="working-with-two-arrays"/></text:h>
      <text:p text:style-name="First_20_paragraph">For this part, declare and initialize the following two <text:span text:style-name="Source_Text">char</text:span> arrays:</text:p>
      <text:p text:style-name="P9">char[] chars1 = {'K', 's', 'Q', 'U', 'i', 'N', 'K', 'N', 'h', 't', 'u'};</text:p>
      <text:p text:style-name="P10">char[] chars2 = {'?', 'E', 'U', 'a', 'j', 'X', 'L', 'G', '@', 'L', 'l', 'C', 'w', 'J', 'U' };</text:p>
      <text:p text:style-name="First_20_paragraph">Next, write statements that answer these two questions:</text:p>
      <text:list text:style-name="L7">
        <text:list-item>
          <text:p text:style-name="P11">Does the value <text:span text:style-name="Source_Text">'w'</text:span> occur in both arrays?</text:p>
        </text:list-item>
        <text:list-item>
          <text:p text:style-name="P11">What is the first value of the array <text:span text:style-name="Source_Text">chars1</text:span> that also occurs in the second array <text:span text:style-name="Source_Text">chars2</text:span>, searching from left to right? If none is found, display <text:span text:style-name="Source_Text">no match</text:span>.</text:p>
        </text:list-item>
      </text:list>
      <text:p text:style-name="First_20_paragraph">After completing these two problems, make sure the program answers these questions correctly. The expected results are:</text:p>
      <text:list text:style-name="L8">
        <text:list-item>
          <text:p text:style-name="P12">Does <text:span text:style-name="Source_Text">'w'</text:span> occur in both arrays → <text:span text:style-name="Source_Text">false</text:span></text:p>
        </text:list-item>
        <text:list-item>
          <text:p text:style-name="P12">First value that occurs in both arrays → <text:span text:style-name="Source_Text">'U'</text:span></text:p>
        </text:list-item>
      </text:list>
      <text:p text:style-name="First_20_paragraph">Again, evaluate your work by changing the array initializations to:</text:p>
      <text:p text:style-name="P13">char[] chars1 = {'s', 'p', 'd', 'P', 'y', 'D', 'w', '?'};</text:p>
      <text:p text:style-name="P14">char[] chars2 = {'V', 'D', 'l', 'P', 'w', 'O', 'y', 'k', 'D', 'Z' };</text:p>
      <text:p text:style-name="First_20_paragraph">Then execute the program again. Ideally, the program does not crash and should still produce correct answers:</text:p>
      <text:list text:style-name="L9">
        <text:list-item>
          <text:p text:style-name="P15">Does <text:span text:style-name="Source_Text">'w'</text:span> occur in both arrays → <text:span text:style-name="Source_Text">true</text:span></text:p>
        </text:list-item>
        <text:list-item>
          <text:p text:style-name="P15">First value that occurs in both arrays → <text:span text:style-name="Source_Text">'P'</text:span></text:p>
        </text:list-item>
      </text:list>
      <text:p text:style-name="First_20_paragraph">If the program does not produce these expected answers after changing the array values, review your program and try to determine how to write a solution that works for <text:span text:style-name="T1">any</text:span> two char arrays.</text:p>
      <text:h text:style-name="Heading_20_2" text:outline-level="2"><text:bookmark-start text:name="pushing-further-optional"/>Pushing Further (Optional)<text:bookmark-end text:name="pushing-further-optional"/></text:h>
      <text:p text:style-name="First_20_paragraph">This short exercise will require you to manipulate two arrays at the same time to construct a third one.</text:p>
      <text:p text:style-name="Text_20_body">Start with two integer arrays:</text:p>
      <text:p text:style-name="P16">int[] left = { 101, 76, 74, 94, 94 };</text:p>
      <text:p text:style-name="P17">int[] right = { 73, 74, 67, 107, 111, 108, 66 };</text:p>
      <text:p text:style-name="First_20_paragraph">Then, implement statements to merge those <text:span text:style-name="Source_Text">left</text:span> and <text:span text:style-name="Source_Text">right</text:span> arrays by creating a new, larger array that holds both of their values, in this order:</text:p>
      <text:p text:style-name="P18">101, 76, 74, 94, 94, 73, 74, 67, 107, 111, 108, 66</text:p>
      <text:p text:style-name="First_20_paragraph">Then, change the values in the <text:span text:style-name="Source_Text">left</text:span> and <text:span text:style-name="Source_Text">right</text:span> arrays, and make sure that your program still creates the correct arr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1Z</meta:creation-date>
    <dc:date>2024-08-15T18:01:51Z</dc:date>
  </office:meta>
</office:document-meta>
</file>